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d8596" officeooo:paragraph-rsid="000d8596" style:font-size-asian="15pt" style:font-size-complex="15pt"/>
    </style:style>
    <style:style style:name="P2" style:family="paragraph" style:parent-style-name="Standard">
      <style:paragraph-properties fo:text-align="end" style:justify-single-word="false"/>
      <style:text-properties fo:font-size="12pt" officeooo:rsid="000d8596" officeooo:paragraph-rsid="000d8596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officeooo:rsid="000d8596" officeooo:paragraph-rsid="000d8596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0f9dff" officeooo:paragraph-rsid="00105411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officeooo:paragraph-rsid="000d8596"/>
    </style:style>
    <style:style style:name="T1" style:family="text">
      <style:text-properties officeooo:rsid="000f69b6"/>
    </style:style>
    <style:style style:name="T2" style:family="text">
      <style:text-properties fo:font-size="12pt" officeooo:rsid="000d8596" style:font-size-asian="10.5pt" style:font-size-complex="12pt"/>
    </style:style>
    <style:style style:name="T3" style:family="text">
      <style:text-properties officeooo:rsid="000f9dff"/>
    </style:style>
    <style:style style:name="T4" style:family="text">
      <style:text-properties officeooo:rsid="00105411"/>
    </style:style>
    <style:style style:name="T5" style:family="text">
      <style:text-properties officeooo:rsid="00123c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hm Report</text:p>
      <text:p text:style-name="P2">소형석, 이수미</text:p>
      <text:p text:style-name="P3"/>
      <text:p text:style-name="P3">1. How our program chooses a matching order and performs backtracking</text:p>
      <text:p text:style-name="P3"><text:s text:c="2"/>저희 프로그램은 수업 때 슬라이드에 나온 것과 동일한 방식으로 <text:span text:style-name="T1">matching order를 결정하고 backtracking을 하였습니다. 먼저 저희 프로그램에서 쓰인 주요</text:span><text:span text:style-name="T3">variable들을 간단히 소개하자면, </text:span></text:p>
      <text:p text:style-name="P3">- <text:span text:style-name="T3">CS_beforeCheck : 체크할 순서 및 이웃 vertex list가 저장되어 있습니다. </text:span></text:p>
      <text:p text:style-name="P3">- <text:span text:style-name="T3">CS_answer : 현재 vertex 어느 부분을 확인하고 있는지 알려줍니다.</text:span></text:p>
      <text:p text:style-name="P3">- <text:span text:style-name="T3">lock_chk : 현재 몇 번째 vertex를 확인하고 있는지 알려줍니다.</text:span></text:p>
      <text:p text:style-name="P3">- <text:span text:style-name="T3">emb_cnt : 현재까지 출력된 matching 수를 의미합니다.</text:span></text:p>
      <text:p text:style-name="P3"/>
      <text:p text:style-name="P3">본격적으로 루프를 돌기에 앞서, 저희 프로그램은 <text:span text:style-name="T5">candidate set이 작은 vertex를 고르는 방식을 사용하기 때문에, beforeCheck에정렬을 미리 시켜놓습니다. </text:span></text:p>
      <text:p text:style-name="P4">While 루프를 돌면서 matching order를 subgraph matching을 하는데, matching을 하나 찾을 때마다 출력을 하고 <text:span text:style-name="T4">emb_cnt를 1만큼 늘리며, emb_cnt가 10000이 넘으면 루프에서 빠져나오며 backtracking을 중지합니다. 또한, </text:span>lock_chk를 1만큼 감소 (즉, 이전에 확인했던 vertex로 돌아갑니다) 시킵니다. </text:p>
      <text:p text:style-name="P3"/>
      <text:p text:style-name="P3">2. Environment you run your program and how to run your program</text:p>
      <text:p text:style-name="P5"><text:span text:style-name="T2"><text:s/></text:span>컴파일러, 컴파일 방법, 실행 방법</text:p>
      <text:p text:style-name="P5"><text:s/>컴파일러는 <text:span text:style-name="T1">GCC 6.3.0 mingw32 를 사용하였으며, 컴파일과 실행 방법은 처음에 </text:span><text:span text:style-name="T3">git repository에서 주어진 skeleton code와 동일합니다. Readme에 나온대로 하면 됩니다. 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8T17:44:43.091931792</meta:creation-date>
    <dc:date>2021-06-08T23:57:08.042548922</dc:date>
    <meta:editing-duration>PT8M3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412" meta:character-count="898" meta:non-whitespace-character-count="739"/>
  </office:meta>
</office:document-meta>
</file>